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648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b2b2b2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eeeee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442cm" fo:min-width="0.48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42cm" fo:min-width="0.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42cm" fo:min-width="0.6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42cm" fo:min-width="1.84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42cm" fo:min-width="0.88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42cm" fo:min-width="1.17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color="#000000" style:text-outline="false" style:text-line-through-style="none" style:text-line-through-type="none" style:font-name="Nimbus Sans L1" fo:font-size="18pt" fo:font-style="normal" fo:text-shadow="none" style:text-underline-style="none" fo:font-weight="normal" style:text-underline-mode="continuous" style:text-overline-mode="continuous" style:text-line-through-mode="continuous" style:font-name-asian="Nimbus Sans L1" style:font-size-asian="18pt" style:font-name-complex="Nimbus Sans L1" style:font-size-complex="18pt" style:text-scale="100%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Nimbus Sans L1" fo:font-style="normal" fo:text-shadow="none" style:text-underline-style="none" fo:font-weight="normal" style:text-underline-mode="continuous" style:text-overline-mode="continuous" style:text-line-through-mode="continuous" style:font-name-asian="Nimbus Sans L1" style:font-name-complex="Nimbus Sans L1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6.148cm" svg:height="1.038cm" svg:x="2.426cm" svg:y="0.334cm">
          <draw:text-box>
            <text:p>A5: Other Activities</text:p>
          </draw:text-box>
        </draw:frame>
        <draw:line draw:style-name="gr2" draw:text-style-name="P1" draw:layer="layout" svg:x1="1.843cm" svg:y1="1.517cm" svg:x2="19.158cm" svg:y2="1.517cm">
          <text:p/>
        </draw:line>
        <draw:connector draw:style-name="gr2" draw:text-style-name="P1" draw:layer="layout" draw:type="curve" draw:line-skew="4.773cm 1.854cm" svg:x1="16.02cm" svg:y1="6.671cm" svg:x2="13.809cm" svg:y2="7.431cm" draw:start-shape="id1" draw:start-glue-point="3" draw:end-shape="id2" draw:end-glue-point="4" svg:d="M16020 6671c-1048 0-873 295-1164 422s-1047 83-1047 338" svg:viewBox="0 0 2212 761">
          <text:p/>
        </draw:connector>
        <draw:path draw:style-name="gr3" draw:text-style-name="P1" xml:id="id4" draw:id="id4" draw:layer="layout" svg:width="2.472cm" svg:height="4.319cm" draw:transform="rotate (-0.112399203828435) translate (9.10089696171253cm 6.13795239373254cm)" svg:viewBox="0 0 2473 4320" svg:d="M2473 0v4320l-2473-3543c349-244 732-434 1138-566 431-140 881-211 1335-211z">
          <draw:glue-point draw:id="4" svg:x="-0.499cm" svg:y="-4.671cm"/>
          <text:p/>
        </draw:path>
        <draw:path draw:style-name="gr4" draw:text-style-name="P1" xml:id="id5" draw:id="id5" draw:layer="layout" svg:width="5.472cm" svg:height="7.861cm" draw:transform="rotate (-0.112399203828435) translate (7.1785257813679cm 6.70281209103327cm)" svg:viewBox="0 0 5473 7862" svg:d="M1847 0l2473 3543 1153 4162c-376 104-764 157-1153 157-454 0-904-72-1335-212-432-140-838-347-1205-614-366-266-689-589-955-955-267-367-474-773-614-1205-140-430-211-880-211-1334 0-453 71-903 211-1334 140-432 347-838 614-1205 266-366 589-689 955-955 22-16 44-32 67-48z">
          <draw:glue-point draw:id="4" svg:x="-4.696cm" svg:y="1.018cm"/>
          <text:p/>
        </draw:path>
        <draw:path draw:style-name="gr5" draw:text-style-name="P1" xml:id="id8" draw:id="id8" draw:layer="layout" svg:width="4.319cm" svg:height="4.891cm" draw:transform="rotate (-0.112399203828435) translate (11.1555190890404cm 9.98226359452642cm)" svg:viewBox="0 0 4320 4892" svg:d="M1153 4892l-1153-4162 4257-730c42 241 63 485 63 730 0 453-72 903-212 1334-140 432-347 838-614 1205-266 366-589 689-955 955-367 267-773 473-1205 613-60 20-120 38-181 55z">
          <draw:glue-point draw:id="4" svg:x="2.683cm" svg:y="1.712cm"/>
          <text:p/>
        </draw:path>
        <draw:path draw:style-name="gr6" draw:text-style-name="P1" xml:id="id2" draw:id="id2" draw:layer="layout" svg:width="4.256cm" svg:height="4.319cm" draw:transform="rotate (-0.112399203828435) translate (11.5581383908763cm 6.415313379752cm)" svg:viewBox="0 0 4257 4320" svg:d="M4257 3590l-4257 730v-4320c453 0 903 71 1334 211 432 140 838 347 1205 614 366 266 689 589 955 955 267 367 474 773 614 1205 64 198 114 400 149 605z">
          <draw:glue-point draw:id="4" svg:x="1.345cm" svg:y="-2.634cm"/>
          <text:p/>
        </draw:path>
        <draw:g xml:id="id3" draw:id="id3">
          <draw:frame draw:style-name="gr7" draw:text-style-name="P3" draw:layer="layout" svg:width="0.883cm" svg:height="0.788cm" svg:x="8.972cm" svg:y="4.518cm">
            <draw:text-box>
              <text:p text:style-name="P2"><text:span text:style-name="T1">9.7</text:span></text:p>
            </draw:text-box>
          </draw:frame>
          <draw:frame draw:style-name="gr8" draw:text-style-name="P3" draw:layer="layout" svg:width="1.623cm" svg:height="0.788cm" svg:x="8.505cm" svg:y="3.698cm">
            <draw:text-box>
              <text:p text:style-name="P2"><text:span text:style-name="T1">PD-In</text:span></text:p>
            </draw:text-box>
          </draw:frame>
        </draw:g>
        <draw:g xml:id="id6" draw:id="id6">
          <draw:frame draw:style-name="gr9" draw:text-style-name="P3" draw:layer="layout" svg:width="1.234cm" svg:height="0.788cm" svg:x="2.97cm" svg:y="13.026cm">
            <draw:text-box>
              <text:p text:style-name="P2"><text:span text:style-name="T1">44.6</text:span></text:p>
            </draw:text-box>
          </draw:frame>
          <draw:frame draw:style-name="gr10" draw:text-style-name="P3" draw:layer="layout" svg:width="3.308cm" svg:height="0.788cm" svg:x="1.838cm" svg:y="12.265cm">
            <draw:text-box>
              <text:p text:style-name="P2"><text:span text:style-name="T1">Supervision</text:span></text:p>
            </draw:text-box>
          </draw:frame>
        </draw:g>
        <draw:g xml:id="id7" draw:id="id7">
          <draw:frame draw:style-name="gr9" draw:text-style-name="P3" draw:layer="layout" svg:width="1.234cm" svg:height="0.788cm" svg:x="16.484cm" svg:y="14.879cm">
            <draw:text-box>
              <text:p text:style-name="P2"><text:span text:style-name="T1">23.4</text:span></text:p>
            </draw:text-box>
          </draw:frame>
          <draw:frame draw:style-name="gr11" draw:text-style-name="P3" draw:layer="layout" svg:width="1.59cm" svg:height="0.788cm" svg:x="16.231cm" svg:y="14.14cm">
            <draw:text-box>
              <text:p text:style-name="P2"><text:span text:style-name="T1">Other</text:span></text:p>
            </draw:text-box>
          </draw:frame>
        </draw:g>
        <draw:g xml:id="id1" draw:id="id1">
          <draw:frame draw:style-name="gr9" draw:text-style-name="P3" draw:layer="layout" svg:width="1.234cm" svg:height="0.788cm" svg:x="16.476cm" svg:y="6.647cm">
            <draw:text-box>
              <text:p text:style-name="P2"><text:span text:style-name="T1">22.3</text:span></text:p>
            </draw:text-box>
          </draw:frame>
          <draw:frame draw:style-name="gr12" draw:text-style-name="P3" draw:layer="layout" svg:width="2.119cm" svg:height="0.788cm" svg:x="16.02cm" svg:y="5.907cm">
            <draw:text-box>
              <text:p text:style-name="P2"><text:span text:style-name="T1">PD-Out</text:span></text:p>
            </draw:text-box>
          </draw:frame>
        </draw:g>
        <draw:connector draw:style-name="gr2" draw:text-style-name="P1" draw:layer="layout" draw:type="curve" svg:x1="9.316cm" svg:y1="5.306cm" svg:x2="10.16cm" svg:y2="6.531cm" draw:start-shape="id3" draw:start-glue-point="2" draw:end-shape="id4" draw:end-glue-point="4" svg:d="M9316 5306c0 792 844 180 844 1225" svg:viewBox="0 0 845 1226">
          <text:p/>
        </draw:connector>
        <draw:connector draw:style-name="gr2" draw:text-style-name="P1" draw:layer="layout" draw:type="curve" svg:x1="6.906cm" svg:y1="11.794cm" svg:x2="5.146cm" svg:y2="13.039cm" draw:start-shape="id5" draw:start-glue-point="4" draw:end-shape="id6" svg:d="M6906 11794c-1453 0-574 1245-1760 1245" svg:viewBox="0 0 1761 1246">
          <text:p/>
        </draw:connector>
        <draw:connector draw:style-name="gr2" draw:text-style-name="P1" draw:layer="layout" draw:type="curve" draw:line-skew="-0.737cm" svg:x1="16.231cm" svg:y1="14.903cm" svg:x2="14.391cm" svg:y2="13.488cm" draw:start-shape="id7" draw:start-glue-point="3" draw:end-shape="id8" draw:end-glue-point="4" svg:d="M16231 14903c-1714 0-795-1415-1840-1415" svg:viewBox="0 0 1841 14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rbert Reschke</meta:initial-creator>
    <meta:creation-date>2014-09-11T10:50:52.477177083</meta:creation-date>
    <dc:date>2014-09-12T20:01:57.990134435</dc:date>
    <dc:creator>Norbert Reschke</dc:creator>
    <meta:editing-duration>PT37M19S</meta:editing-duration>
    <meta:editing-cycles>8</meta:editing-cycles>
    <meta:generator>LibreOffice/4.3.1.2$Linux_X86_64 LibreOffice_project/430m0$Build-2</meta:generator>
    <meta:document-statistic meta:object-count="22"/>
  </office:meta>
</office:document-meta>
</file>